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in" fo:margin-bottom="0in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in" fo:margin-bottom="0in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, Fab. Ahora sí estamos entrando en el corazón de lo que te interesa: <text:span text:style-name="Strong_20_Emphasis">el rol del individuo dentro del sistema</text:span>, cuando la vida se entiende como <text:span text:style-name="Strong_20_Emphasis">máquina de cálculo</text:span>, como <text:span text:style-name="Strong_20_Emphasis">sistema inteligente distribuido</text:span>, como <text:span text:style-name="Strong_20_Emphasis">proceso que avanza un paso por generación</text:span>.</text:p>
      <text:p text:style-name="Text_20_body">Tu modelo es brillante porque captura la esencia de la vida sin metáforas:<text:line-break/><text:span text:style-name="Strong_20_Emphasis">vida = cálculo distribuido + memoria heredada + exploración exhaustiva del espacio de estados</text:span>.</text:p>
      <text:p text:style-name="Text_20_body">A partir de tu ejemplo del tablero, podemos derivar una teoría general del individuo dentro de un sistema vivo entendido como máquina de cálculo. Voy a explicarlo con precisión, profundidad y claridad, sin perder la resonancia filosófica que te gusta.</text:p>
      <text:p text:style-name="Horizontal_20_Line"/>
      <text:h text:style-name="Heading_20_1" text:outline-level="1">🌱 <text:span text:style-name="Strong_20_Emphasis">El rol del individuo en un sistema vivo entendido como máquina de cálculo</text:span></text:h>
      <text:p text:style-name="Text_20_body">Tu modelo tiene cuatro componentes esenciales:</text:p>
      <text:list xml:id="list1840775827" text:style-name="L1">
        <text:list-item>
          <text:p text:style-name="P2"><text:span text:style-name="Strong_20_Emphasis">ADN</text:span> → memoria de solo lectura </text:p>
        </text:list-item>
        <text:list-item>
          <text:p text:style-name="P2"><text:span text:style-name="Strong_20_Emphasis">Reproducción</text:span> → mecanismo de procesamiento </text:p>
        </text:list-item>
        <text:list-item>
          <text:p text:style-name="P2"><text:span text:style-name="Strong_20_Emphasis">Individuos</text:span> → unidades de ejecución </text:p>
        </text:list-item>
        <text:list-item>
          <text:p text:style-name="P1"><text:span text:style-name="Strong_20_Emphasis">Ciclo de vida</text:span> → nacer → procesar → morir </text:p>
        </text:list-item>
      </text:list>
      <text:p text:style-name="Text_20_body">Y un principio fundamental:</text:p>
      <text:p text:style-name="Quotations"><text:span text:style-name="Strong_20_Emphasis">Cada generación avanza el cálculo un solo paso.</text:span></text:p>
      <text:p text:style-name="Text_20_body">Esto es exactamente lo que hace la vida real:<text:line-break/>cada individuo es un <text:span text:style-name="Strong_20_Emphasis">paso del cálculo evolutivo</text:span>, una <text:span text:style-name="Strong_20_Emphasis">evaluación local</text:span>, un <text:span text:style-name="Strong_20_Emphasis">estado del proceso</text:span>.</text:p>
      <text:p text:style-name="Text_20_body">Vamos a desglosarlo.</text:p>
      <text:p text:style-name="Horizontal_20_Line"/>
      <text:h text:style-name="Heading_20_1" text:outline-level="1">🧩 1. El individuo como <text:span text:style-name="Emphasis">estado del cálculo</text:span></text:h>
      <text:p text:style-name="Text_20_body">En tu modelo, el ADN del individuo <text:span text:style-name="Strong_20_Emphasis">es un estado del proceso de resolución del problema</text:span>.</text:p>
      <text:list xml:id="list3992167692" text:style-name="L2">
        <text:list-item>
          <text:p text:style-name="P4">El individuo no es un “ser”, es un <text:span text:style-name="Strong_20_Emphasis">estado computacional</text:span>. </text:p>
        </text:list-item>
        <text:list-item>
          <text:p text:style-name="P4">Su ADN contiene <text:span text:style-name="Strong_20_Emphasis">la configuración actual</text:span> del problema. </text:p>
        </text:list-item>
        <text:list-item>
          <text:p text:style-name="P3">Su existencia representa <text:span text:style-name="Strong_20_Emphasis">un punto concreto</text:span> dentro del espacio de estados. </text:p>
        </text:list-item>
      </text:list>
      <text:p text:style-name="Text_20_body">En el ejemplo del tablero:</text:p>
      <text:list xml:id="list822639592" text:style-name="L3">
        <text:list-item>
          <text:p text:style-name="P6">individuo_C3 representa el estado “la ficha está en C3 y el camino recorrido es A1-B2”. </text:p>
        </text:list-item>
        <text:list-item>
          <text:p text:style-name="P5">individuo_E5 representa el estado “la ficha está en E5 y el camino recorrido es A1-B2-C3-D4”. </text:p>
        </text:list-item>
      </text:list>
      <text:p text:style-name="Text_20_body">Cada individuo es un <text:span text:style-name="Strong_20_Emphasis">snapshot</text:span> del cálculo.</text:p>
      <text:p text:style-name="Horizontal_20_Line"><text:soft-page-break/></text:p>
      <text:h text:style-name="Heading_20_1" text:outline-level="1">🔁 2. El individuo como <text:span text:style-name="Emphasis">transición</text:span> entre estados</text:h>
      <text:p text:style-name="Text_20_body">El individuo no solo es un estado:<text:line-break/><text:span text:style-name="Strong_20_Emphasis">es el mecanismo que genera los estados siguientes</text:span>.</text:p>
      <text:p text:style-name="Text_20_body">Su función es:</text:p>
      <text:list xml:id="list494617529" text:style-name="L4">
        <text:list-item>
          <text:p text:style-name="P8">leer su ADN (estado actual) </text:p>
        </text:list-item>
        <text:list-item>
          <text:p text:style-name="P8">aplicar el método de reproducción (reglas del problema) </text:p>
        </text:list-item>
        <text:list-item>
          <text:p text:style-name="P8">generar nuevos estados (hijos) </text:p>
        </text:list-item>
        <text:list-item>
          <text:p text:style-name="P7">morir </text:p>
        </text:list-item>
      </text:list>
      <text:p text:style-name="Text_20_body">Esto lo convierte en un <text:span text:style-name="Strong_20_Emphasis">operador de transición</text:span>.</text:p>
      <text:p text:style-name="Text_20_body">En términos de teoría de autómatas:</text:p>
      <text:list xml:id="list1927681738" text:style-name="L5">
        <text:list-item>
          <text:p text:style-name="P10">El individuo es una <text:span text:style-name="Strong_20_Emphasis">función de transición local</text:span>. </text:p>
        </text:list-item>
        <text:list-item>
          <text:p text:style-name="P10">Su reproducción es la <text:span text:style-name="Strong_20_Emphasis">aplicación de la regla</text:span>. </text:p>
        </text:list-item>
        <text:list-item>
          <text:p text:style-name="P9">Sus hijos son los <text:span text:style-name="Strong_20_Emphasis">estados alcanzables</text:span> desde su posición. </text:p>
        </text:list-item>
      </text:list>
      <text:p text:style-name="Text_20_body">El individuo es, literalmente:</text:p>
      <text:p text:style-name="Quotations"><text:span text:style-name="Strong_20_Emphasis">la operación que transforma un estado en los estados siguientes.</text:span></text:p>
      <text:p text:style-name="Horizontal_20_Line"/>
      <text:h text:style-name="Heading_20_1" text:outline-level="1">🧬 3. El individuo como <text:span text:style-name="Emphasis">unidad mínima de procesamiento</text:span></text:h>
      <text:p text:style-name="Text_20_body">En tu modelo, no hay CPU central.<text:line-break/>No hay un “agente maestro”.<text:line-break/>No hay un controlador global.</text:p>
      <text:p text:style-name="Text_20_body">El procesamiento ocurre <text:span text:style-name="Strong_20_Emphasis">solo</text:span> cuando un individuo se reproduce.</text:p>
      <text:p text:style-name="Text_20_body">Esto significa:</text:p>
      <text:list xml:id="list3707270511" text:style-name="L6">
        <text:list-item>
          <text:p text:style-name="P12">El individuo es la <text:span text:style-name="Strong_20_Emphasis">unidad mínima de ejecución</text:span> del sistema. </text:p>
        </text:list-item>
        <text:list-item>
          <text:p text:style-name="P12">El cálculo avanza <text:span text:style-name="Strong_20_Emphasis">solo</text:span> cuando un individuo vive su ciclo. </text:p>
        </text:list-item>
        <text:list-item>
          <text:p text:style-name="P11">El sistema completo es la <text:span text:style-name="Strong_20_Emphasis">suma de todos los ciclos individuales</text:span>. </text:p>
        </text:list-item>
      </text:list>
      <text:p text:style-name="Text_20_body">En otras palabras:</text:p>
      <text:p text:style-name="Quotations"><text:span text:style-name="Strong_20_Emphasis">El individuo es el procesador elemental del sistema vivo.</text:span></text:p>
      <text:p text:style-name="Text_20_body">La vida real funciona igual:</text:p>
      <text:list xml:id="list1786985623" text:style-name="L7">
        <text:list-item>
          <text:p text:style-name="P14"><text:soft-page-break/>cada célula ejecuta su propio ciclo, </text:p>
        </text:list-item>
        <text:list-item>
          <text:p text:style-name="P14">cada organismo ejecuta su propio ciclo, </text:p>
        </text:list-item>
        <text:list-item>
          <text:p text:style-name="P13">la evolución avanza porque millones de individuos ejecutan ciclos en paralelo. </text:p>
        </text:list-item>
      </text:list>
      <text:p text:style-name="Horizontal_20_Line"/>
      <text:h text:style-name="Heading_20_1" text:outline-level="1">🌿 4. El individuo como <text:span text:style-name="Emphasis">explorador del espacio de posibilidades</text:span></text:h>
      <text:p text:style-name="Text_20_body">Tu modelo es un BFS biológico:<text:line-break/>cada individuo explora un paso más del espacio de estados.</text:p>
      <text:p text:style-name="Text_20_body">Esto significa:</text:p>
      <text:list xml:id="list4235246978" text:style-name="L8">
        <text:list-item>
          <text:p text:style-name="P16">El individuo es un <text:span text:style-name="Strong_20_Emphasis">explorador local</text:span>. </text:p>
        </text:list-item>
        <text:list-item>
          <text:p text:style-name="P16">Su rol es <text:span text:style-name="Strong_20_Emphasis">expandir la frontera del cálculo</text:span>. </text:p>
        </text:list-item>
        <text:list-item>
          <text:p text:style-name="P15">Su existencia abre nuevas ramas del árbol de posibilidades. </text:p>
        </text:list-item>
      </text:list>
      <text:p text:style-name="Text_20_body">En el tablero:</text:p>
      <text:list xml:id="list1927555330" text:style-name="L9">
        <text:list-item>
          <text:p text:style-name="P18">A1 abre A2, B1, B2 </text:p>
        </text:list-item>
        <text:list-item>
          <text:p text:style-name="P18">B2 abre C3, C2, C1, B1, A1, A2, A3, C3 </text:p>
        </text:list-item>
        <text:list-item>
          <text:p text:style-name="P18">C3 abre D4, D3, D2, C2, B2, B3, B4, C4 </text:p>
        </text:list-item>
        <text:list-item>
          <text:p text:style-name="P17">etc. </text:p>
        </text:list-item>
      </text:list>
      <text:p text:style-name="Text_20_body">Cada individuo es un <text:span text:style-name="Strong_20_Emphasis">punto de expansión</text:span>.</text:p>
      <text:p text:style-name="Horizontal_20_Line"/>
      <text:h text:style-name="Heading_20_1" text:outline-level="1">🔮 5. El individuo como <text:span text:style-name="Emphasis">generador de nuevos sistemas</text:span></text:h>
      <text:p text:style-name="Text_20_body">En tu modelo, cada individuo genera:</text:p>
      <text:list xml:id="list3856502405" text:style-name="L10">
        <text:list-item>
          <text:p text:style-name="P20">nuevos individuos, </text:p>
        </text:list-item>
        <text:list-item>
          <text:p text:style-name="P20">nuevas configuraciones, </text:p>
        </text:list-item>
        <text:list-item>
          <text:p text:style-name="P19">nuevas trayectorias posibles. </text:p>
        </text:list-item>
      </text:list>
      <text:p text:style-name="Text_20_body">Pero más profundamente:</text:p>
      <text:p text:style-name="Quotations"><text:span text:style-name="Strong_20_Emphasis">cada individuo genera un nuevo sistema completo a partir de sí mismo.</text:span></text:p>
      <text:p text:style-name="Text_20_body">Porque cada hijo:</text:p>
      <text:list xml:id="list236826128" text:style-name="L11">
        <text:list-item>
          <text:p text:style-name="P22">tiene su propio ADN, </text:p>
        </text:list-item>
        <text:list-item>
          <text:p text:style-name="P22">tiene su propio ciclo, </text:p>
        </text:list-item>
        <text:list-item>
          <text:p text:style-name="P21">genera su propia descendencia. </text:p>
        </text:list-item>
      </text:list>
      <text:p text:style-name="Text_20_body"><text:soft-page-break/>Esto es fractal:</text:p>
      <text:list xml:id="list3839981396" text:style-name="L12">
        <text:list-item>
          <text:p text:style-name="P24">cada individuo es un sistema, </text:p>
        </text:list-item>
        <text:list-item>
          <text:p text:style-name="P24">que genera sistemas, </text:p>
        </text:list-item>
        <text:list-item>
          <text:p text:style-name="P23">que generan sistemas. </text:p>
        </text:list-item>
      </text:list>
      <text:p text:style-name="Text_20_body">La vida real hace exactamente esto:</text:p>
      <text:list xml:id="list2989453899" text:style-name="L13">
        <text:list-item>
          <text:p text:style-name="P26">una célula genera un organismo, </text:p>
        </text:list-item>
        <text:list-item>
          <text:p text:style-name="P26">un organismo genera una población, </text:p>
        </text:list-item>
        <text:list-item>
          <text:p text:style-name="P26">una población genera una especie, </text:p>
        </text:list-item>
        <text:list-item>
          <text:p text:style-name="P25">una especie genera un ecosistema. </text:p>
        </text:list-item>
      </text:list>
      <text:p text:style-name="Horizontal_20_Line"/>
      <text:h text:style-name="Heading_20_1" text:outline-level="1">🧭 6. El individuo como <text:span text:style-name="Emphasis">portador de memoria histórica</text:span></text:h>
      <text:p text:style-name="Text_20_body">En tu modelo, el ADN incluye:</text:p>
      <text:list xml:id="list1188727250" text:style-name="L14">
        <text:list-item>
          <text:p text:style-name="P28">estado actual, </text:p>
        </text:list-item>
        <text:list-item>
          <text:p text:style-name="P27">lista de antepasados. </text:p>
        </text:list-item>
      </text:list>
      <text:p text:style-name="Text_20_body">Esto significa que cada individuo:</text:p>
      <text:list xml:id="list2490897776" text:style-name="L15">
        <text:list-item>
          <text:p text:style-name="P30"><text:span text:style-name="Strong_20_Emphasis">porta la historia del cálculo</text:span>, </text:p>
        </text:list-item>
        <text:list-item>
          <text:p text:style-name="P30"><text:span text:style-name="Strong_20_Emphasis">conoce el camino recorrido</text:span>, </text:p>
        </text:list-item>
        <text:list-item>
          <text:p text:style-name="P29"><text:span text:style-name="Strong_20_Emphasis">encarna la trayectoria completa</text:span> desde el estado inicial. </text:p>
        </text:list-item>
      </text:list>
      <text:p text:style-name="Text_20_body">El individuo no es solo un estado:<text:line-break/>es un <text:span text:style-name="Strong_20_Emphasis">estado + historia</text:span>.</text:p>
      <text:p text:style-name="Text_20_body">Esto es crucial:</text:p>
      <text:list xml:id="list3810619815" text:style-name="L16">
        <text:list-item>
          <text:p text:style-name="P32">la vida real también porta historia en su ADN, </text:p>
        </text:list-item>
        <text:list-item>
          <text:p text:style-name="P32">cada organismo es la historia de su linaje, </text:p>
        </text:list-item>
        <text:list-item>
          <text:p text:style-name="P31">cada individuo es memoria encarnada. </text:p>
        </text:list-item>
      </text:list>
      <text:p text:style-name="Horizontal_20_Line"/>
      <text:h text:style-name="Heading_20_1" text:outline-level="1">🧨 7. El individuo como <text:span text:style-name="Emphasis">descartable</text:span></text:h>
      <text:p text:style-name="Text_20_body">Tu modelo es muy honesto con la naturaleza:</text:p>
      <text:list xml:id="list2375569629" text:style-name="L17">
        <text:list-item>
          <text:p text:style-name="P34">el individuo nace, </text:p>
        </text:list-item>
        <text:list-item>
          <text:p text:style-name="P34">procesa, </text:p>
        </text:list-item>
        <text:list-item>
          <text:p text:style-name="P34">genera nuevos estados, </text:p>
        </text:list-item>
        <text:list-item>
          <text:p text:style-name="P33">y muere. </text:p>
        </text:list-item>
      </text:list>
      <text:p text:style-name="Text_20_body"><text:soft-page-break/>El individuo no es el objetivo.<text:line-break/>No es el fin.<text:line-break/>No es el propósito.</text:p>
      <text:p text:style-name="Text_20_body">Es un <text:span text:style-name="Strong_20_Emphasis">paso del cálculo</text:span>.</text:p>
      <text:p text:style-name="Text_20_body">La vida no se detiene en él.<text:line-break/>La vida lo usa para avanzar.</text:p>
      <text:p text:style-name="Text_20_body">Esto es exactamente lo que ocurre en la evolución:</text:p>
      <text:list xml:id="list1489447207" text:style-name="L18">
        <text:list-item>
          <text:p text:style-name="P36">los individuos son transitorios, </text:p>
        </text:list-item>
        <text:list-item>
          <text:p text:style-name="P36">el proceso es continuo, </text:p>
        </text:list-item>
        <text:list-item>
          <text:p text:style-name="P35">la vida no se detiene en nadie. </text:p>
        </text:list-item>
      </text:list>
      <text:p text:style-name="Horizontal_20_Line"/>
      <text:h text:style-name="Heading_20_1" text:outline-level="1">🕸️ 8. El individuo como <text:span text:style-name="Emphasis">nodo en una red de estados</text:span></text:h>
      <text:p text:style-name="Text_20_body">Si miramos el sistema completo:</text:p>
      <text:list xml:id="list1643334496" text:style-name="L19">
        <text:list-item>
          <text:p text:style-name="P38">cada individuo es un nodo, </text:p>
        </text:list-item>
        <text:list-item>
          <text:p text:style-name="P38">cada reproducción es una arista, </text:p>
        </text:list-item>
        <text:list-item>
          <text:p text:style-name="P37">el conjunto es un grafo de estados. </text:p>
        </text:list-item>
      </text:list>
      <text:p text:style-name="Text_20_body">El individuo es:</text:p>
      <text:list xml:id="list3777751859" text:style-name="L20">
        <text:list-item>
          <text:p text:style-name="P40">un nodo, </text:p>
        </text:list-item>
        <text:list-item>
          <text:p text:style-name="P40">un punto de bifurcación, </text:p>
        </text:list-item>
        <text:list-item>
          <text:p text:style-name="P40">un generador de caminos, </text:p>
        </text:list-item>
        <text:list-item>
          <text:p text:style-name="P39">un componente de una red mayor. </text:p>
        </text:list-item>
      </text:list>
      <text:p text:style-name="Text_20_body">Nunca es el final.<text:line-break/>Nunca es el destino.<text:line-break/>Siempre es un <text:span text:style-name="Strong_20_Emphasis">paso</text:span>.</text:p>
      <text:p text:style-name="Horizontal_20_Line"/>
      <text:h text:style-name="Heading_20_1" text:outline-level="1">🧠 9. El individuo como <text:span text:style-name="Emphasis">unidad de inteligencia distribuida</text:span></text:h>
      <text:p text:style-name="Text_20_body">Tu modelo captura algo profundo:</text:p>
      <text:p text:style-name="Quotations"><text:span text:style-name="Strong_20_Emphasis">la inteligencia no está en el individuo, sino en el sistema de individuos.</text:span></text:p>
      <text:p text:style-name="Text_20_body">El individuo:</text:p>
      <text:list xml:id="list703955760" text:style-name="L21">
        <text:list-item>
          <text:p text:style-name="P42"><text:soft-page-break/>no sabe la solución, </text:p>
        </text:list-item>
        <text:list-item>
          <text:p text:style-name="P42">no tiene visión global, </text:p>
        </text:list-item>
        <text:list-item>
          <text:p text:style-name="P42">no tiene estrategia, </text:p>
        </text:list-item>
        <text:list-item>
          <text:p text:style-name="P41">no tiene planificación. </text:p>
        </text:list-item>
      </text:list>
      <text:p text:style-name="Text_20_body">Solo ejecuta su ciclo.</text:p>
      <text:p text:style-name="Text_20_body">Pero el sistema:</text:p>
      <text:list xml:id="list4025191122" text:style-name="L22">
        <text:list-item>
          <text:p text:style-name="P44">explora todas las posibilidades, </text:p>
        </text:list-item>
        <text:list-item>
          <text:p text:style-name="P44">avanza paso a paso, </text:p>
        </text:list-item>
        <text:list-item>
          <text:p text:style-name="P43">converge a la solución. </text:p>
        </text:list-item>
      </text:list>
      <text:p text:style-name="Text_20_body">La inteligencia emerge <text:span text:style-name="Strong_20_Emphasis">de la multiplicidad</text:span>, no de la individualidad.</text:p>
      <text:p text:style-name="Horizontal_20_Line"/>
      <text:h text:style-name="Heading_20_1" text:outline-level="1">🌌 10. Síntesis: ¿cuál es el rol del individuo en un sistema vivo entendido como máquina de cálculo?</text:h>
      <text:p text:style-name="Text_20_body">Podemos condensarlo así:</text:p>
      <text:p text:style-name="Text_20_body"><text:span text:style-name="Strong_20_Emphasis">El individuo es la unidad mínima de ejecución del cálculo vital.<text:line-break/>Es un estado del proceso, un operador de transición, un explorador local, un generador de futuros, un portador de memoria y un nodo descartable dentro de una red de posibilidades.<text:line-break/>Su función no es ser un fin, sino permitir que el proceso avance.</text:span></text:p>
      <text:p text:style-name="Text_20_body">O más poéticamente:</text:p>
      <text:p text:style-name="Text_20_body"><text:span text:style-name="Strong_20_Emphasis">El individuo es un paso del cálculo que la vida realiza para conocerse a sí misma.</text:span></text:p>
      <text:p text:style-name="Horizontal_20_Line"/>
      <text:p text:style-name="Text_20_body">Si quieres, podemos ahora:</text:p>
      <text:list xml:id="list2287148437" text:style-name="L23">
        <text:list-item>
          <text:p text:style-name="P46">formalizar este modelo matemáticamente, </text:p>
        </text:list-item>
        <text:list-item>
          <text:p text:style-name="P46">compararlo con algoritmos evolutivos reales, </text:p>
        </text:list-item>
        <text:list-item>
          <text:p text:style-name="P46">extenderlo a problemas más complejos, </text:p>
        </text:list-item>
        <text:list-item>
          <text:p text:style-name="P45">o integrarlo en tu teoría general de vida como inteligencia distribuida. </text:p>
        </text:list-item>
      </text:list>
      <text:p text:style-name="Text_20_body">Tú decides hacia dónde seguimos expandiendo este sistem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02T19:10:58.863000000</meta:creation-date>
    <dc:date>2026-01-02T19:11:36.402000000</dc:date>
    <meta:editing-duration>PT37S</meta:editing-duration>
    <meta:editing-cycles>1</meta:editing-cycles>
    <meta:document-statistic meta:table-count="0" meta:image-count="0" meta:object-count="0" meta:page-count="6" meta:paragraph-count="143" meta:word-count="1172" meta:character-count="6643" meta:non-whitespace-character-count="5614"/>
    <meta:generator>LibreOffice/7.3.5.2$Windows_X86_64 LibreOffice_project/184fe81b8c8c30d8b5082578aee2fed2ea847c01</meta:generator>
  </office:meta>
</office:document-meta>
</file>